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URW_Gothic_1.ttf" manifest:media-type="application/x-font-ttf"/>
  <manifest:file-entry manifest:full-path="Fonts/Font_Hack_4.ttf" manifest:media-type="application/x-font-ttf"/>
  <manifest:file-entry manifest:full-path="Fonts/Font_Hack_3.ttf" manifest:media-type="application/x-font-ttf"/>
  <manifest:file-entry manifest:full-path="Fonts/Font_Hack_2.ttf" manifest:media-type="application/x-font-ttf"/>
  <manifest:file-entry manifest:full-path="Fonts/Font_Hack_1.ttf" manifest:media-type="application/x-font-tt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Hack" svg:font-family="Hack" style:font-adornments="Regular" style:font-pitch="fixed">
      <svg:font-face-src>
        <svg:font-face-uri xlink:href="Fonts/Font_Hack_1.ttf" xlink:type="simple" loext:font-style="normal" loext:font-weight="normal">
          <svg:font-face-format svg:string="truetype"/>
        </svg:font-face-uri>
        <svg:font-face-uri xlink:href="Fonts/Font_Hack_2.ttf" xlink:type="simple" loext:font-style="normal" loext:font-weight="bold">
          <svg:font-face-format svg:string="truetype"/>
        </svg:font-face-uri>
        <svg:font-face-uri xlink:href="Fonts/Font_Hack_3.ttf" xlink:type="simple" loext:font-style="italic" loext:font-weight="normal">
          <svg:font-face-format svg:string="truetype"/>
        </svg:font-face-uri>
        <svg:font-face-uri xlink:href="Fonts/Font_Hack_4.ttf" xlink:type="simple" loext:font-style="italic" loext:font-weight="bold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RW Gothic" svg:font-family="'URW Gothic'" style:font-adornments="Book" style:font-family-generic="swiss" style:font-pitch="variable">
      <svg:font-face-src>
        <svg:font-face-uri xlink:href="Fonts/Font_URW_Gothic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Hack" svg:font-family="Hack" style:font-adornments="Regular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RW Gothic" svg:font-family="'URW Gothic'" style:font-adornments="Book" style:font-family-generic="swiss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RW Gothic" fo:font-family="'URW Gothic'" style:font-style-name="Book" style:font-family-generic="swiss" style:font-pitch="variable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Hack" fo:font-family="Hack" style:font-style-name="Regular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Hack" fo:font-family="Hack" style:font-style-name="Regular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3-18T12:22:26.875635931</dc:date>
    <meta:editing-duration>PT8M22S</meta:editing-duration>
    <meta:editing-cycles>1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